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3a16" officeooo:paragraph-rsid="000c3a16"/>
    </style:style>
    <style:style style:name="P2" style:family="paragraph" style:parent-style-name="Standard">
      <style:text-properties officeooo:rsid="000d07dd" officeooo:paragraph-rsid="000d07dd"/>
    </style:style>
    <style:style style:name="P3" style:family="paragraph" style:parent-style-name="Standard">
      <style:text-properties officeooo:paragraph-rsid="000d07dd"/>
    </style:style>
    <style:style style:name="T1" style:family="text">
      <style:text-properties officeooo:rsid="000d0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(0x3FD)</text:p>
      <text:p text:style-name="P1">STOR M(0x001,8:19)</text:p>
      <text:p text:style-name="P1"/>
      <text:p text:style-name="P1">LOAD MQ, M(0x000)</text:p>
      <text:p text:style-name="P1">LOAD (0x3FE)</text:p>
      <text:p text:style-name="P1"/>
      <text:p text:style-name="P1">STOR M(0x002,28:39)</text:p>
      <text:p text:style-name="P1">MUL M(0x000)</text:p>
      <text:p text:style-name="P1"/>
      <text:p text:style-name="P1">LOAD MQ</text:p>
      <text:p text:style-name="P1">ADD (0x010)</text:p>
      <text:p text:style-name="P1"/>
      <text:p text:style-name="P2">STOR M(0x010)</text:p>
      <text:p text:style-name="P2">LOAD M(0x3FD)</text:p>
      <text:p text:style-name="P2"/>
      <text:p text:style-name="P2">ADD M(0X011)</text:p>
      <text:p text:style-name="P2">STOR M(0X3FD)</text:p>
      <text:p text:style-name="P2"/>
      <text:p text:style-name="P2">LOAD M(0X3FE)</text:p>
      <text:p text:style-name="P2">ADD M(0X011)</text:p>
      <text:p text:style-name="P2"/>
      <text:p text:style-name="P2">STOR M(0x3FE)</text:p>
      <text:p text:style-name="P2">LOAD M(0x3FF)</text:p>
      <text:p text:style-name="P2"/>
      <text:p text:style-name="P2">SUB M(0x011)</text:p>
      <text:p text:style-name="P2">STOR M(0x3FF)</text:p>
      <text:p text:style-name="P2"/>
      <text:p text:style-name="P3"><text:span text:style-name="T1">JUM</text:span>P+M(<text:span text:style-name="T1">0x000</text:span>,0:19)</text:p>
      <text:p text:style-name="P2">LOAD M(0x010)</text:p>
      <text:p text:style-name="P2"/>
      <text:p text:style-name="P3"><text:span text:style-name="T1">JUM</text:span>P+M(<text:span text:style-name="T1">0x400</text:span>,0:19)</text:p>
      <text:p text:style-name="P3"/>
      <text:p text:style-name="P3">.<text:span text:style-name="T1">org 0x010</text:span></text:p>
      <text:p text:style-name="P3">.<text:span text:style-name="T1">word 0x000</text:span></text:p>
      <text:p text:style-name="P3">.<text:span text:style-name="T1">word 0x001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inho </meta:initial-creator>
    <meta:creation-date>2015-04-20T18:51:06.062755340</meta:creation-date>
    <dc:date>2015-04-20T19:13:56.099378174</dc:date>
    <dc:creator>Vitinho </dc:creator>
    <meta:editing-duration>PT7M50S</meta:editing-duration>
    <meta:editing-cycles>1</meta:editing-cycles>
    <meta:document-statistic meta:table-count="0" meta:image-count="0" meta:object-count="0" meta:page-count="1" meta:paragraph-count="24" meta:word-count="47" meta:character-count="316" meta:non-whitespace-character-count="293"/>
    <meta:generator>LibreOffice/4.3.2.2.0$Linux_X86_64 LibreOffice_project/430m0$Build-2</meta:generator>
  </office:meta>
</office:document-meta>
</file>